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5-08-0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5-06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5-04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4-10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4-08-1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4-04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4-01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3-10-2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3-07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3-03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2-10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2-07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2-05-1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2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1-10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1-08-0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1-05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1-01-0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0-08-1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0-05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20-03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9-10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9-07-3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9-04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8-10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8-08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8-04-1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8-02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7-11-0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7-06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7-04-1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6-12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6-10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6-07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6-05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6-03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5-04-1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1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4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200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8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21091484201</text:p>
          </table:table-cell>
          <table:table-cell office:value-type="string" calcext:value-type="string">
            <text:p>DS-44/12W/01-0327</text:p>
          </table:table-cell>
          <table:table-cell office:value-type="string" calcext:value-type="string">
            <text:p>196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88" meta:object-count="0"/>
    <meta:user-defined meta:name="AppVersion">3.0</meta:user-defined>
  </office:meta>
</office:document-meta>
</file>